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兆豐信用卡帳單20190503">
        <table:table-row>
          <table:table-cell office:value-type="string">
            <text:p>消費日</text:p>
          </table:table-cell>
          <table:table-cell office:value-type="string">
            <text:p>入帳日</text:p>
          </table:table-cell>
          <table:table-cell office:value-type="string">
            <text:p>說明</text:p>
          </table:table-cell>
          <table:table-cell office:value-type="string">
            <text:p>地區</text:p>
          </table:table-cell>
          <table:table-cell office:value-type="string">
            <text:p>兌換日</text:p>
          </table:table-cell>
          <table:table-cell office:value-type="string">
            <text:p>原幣金額</text:p>
          </table:table-cell>
          <table:table-cell office:value-type="string">
            <text:p>新台幣金額</text:p>
          </table:table-cell>
        </table:table-row>
        <table:table-row>
          <table:table-cell office:value-type="string">
            <text:p>108/02/19</text:p>
          </table:table-cell>
          <table:table-cell office:value-type="string">
            <text:p>108/04/22</text:p>
          </table:table-cell>
          <table:table-cell office:value-type="string">
            <text:p>台灣虎(自動分期<text:s text:c="7"/>3469)分<text:s text:c="2"/>3期第<text:s text:c="2"/>3期應付帳款分期未到期金額0.00元<text:s text:c="12"/>應付總費用年百分率0.00%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1,156.00</text:p>
          </table:table-cell>
          <table:table-cell office:value-type="string">
            <text:p>1,156.00</text:p>
          </table:table-cell>
        </table:table-row>
        <table:table-row>
          <table:table-cell office:value-type="string">
            <text:p>108/02/20</text:p>
          </table:table-cell>
          <table:table-cell office:value-type="string">
            <text:p>108/04/23</text:p>
          </table:table-cell>
          <table:table-cell office:value-type="string">
            <text:p>VANILLA (自動分期<text:s text:c="5"/>3592)分<text:s text:c="2"/>3期第<text:s text:c="2"/>3期應付帳款分期未到期金額0.00元<text:s text:c="12"/>應付總費用年百分率0.00%</text:p>
          </table:table-cell>
          <table:table-cell office:value-type="string">
            <text:p>CHIBA</text:p>
          </table:table-cell>
          <table:table-cell office:value-type="string">
            <text:p>JPY</text:p>
          </table:table-cell>
          <table:table-cell office:value-type="string">
            <text:p>4,295.00</text:p>
          </table:table-cell>
          <table:table-cell office:value-type="string">
            <text:p>1,197.00</text:p>
          </table:table-cell>
        </table:table-row>
        <table:table-row>
          <table:table-cell office:value-type="string">
            <text:p>108/04/02</text:p>
          </table:table-cell>
          <table:table-cell office:value-type="string">
            <text:p>108/04/08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22.00</text:p>
          </table:table-cell>
          <table:table-cell office:value-type="string">
            <text:p>22.00</text:p>
          </table:table-cell>
        </table:table-row>
        <table:table-row>
          <table:table-cell office:value-type="string">
            <text:p>108/04/02</text:p>
          </table:table-cell>
          <table:table-cell office:value-type="string">
            <text:p>108/04/08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121.00</text:p>
          </table:table-cell>
          <table:table-cell office:value-type="string">
            <text:p>121.00</text:p>
          </table:table-cell>
        </table:table-row>
        <table:table-row>
          <table:table-cell office:value-type="string">
            <text:p>108/04/02</text:p>
          </table:table-cell>
          <table:table-cell office:value-type="string">
            <text:p>108/04/08</text:p>
          </table:table-cell>
          <table:table-cell office:value-type="string">
            <text:p>街口電支－微風台北車站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150.00</text:p>
          </table:table-cell>
          <table:table-cell office:value-type="string">
            <text:p>150.00</text:p>
          </table:table-cell>
        </table:table-row>
        <table:table-row>
          <table:table-cell office:value-type="string">
            <text:p>108/04/03</text:p>
          </table:table-cell>
          <table:table-cell office:value-type="string">
            <text:p>108/04/09</text:p>
          </table:table-cell>
          <table:table-cell office:value-type="string">
            <text:p>街口電支－統一超商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30.00</text:p>
          </table:table-cell>
          <table:table-cell office:value-type="string">
            <text:p>30.00</text:p>
          </table:table-cell>
        </table:table-row>
        <table:table-row>
          <table:table-cell office:value-type="string">
            <text:p>108/04/03</text:p>
          </table:table-cell>
          <table:table-cell office:value-type="string">
            <text:p>108/04/11</text:p>
          </table:table-cell>
          <table:table-cell office:value-type="string">
            <text:p>國泰世紀產物保險股份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960.00</text:p>
          </table:table-cell>
          <table:table-cell office:value-type="string">
            <text:p>960.00</text:p>
          </table:table-cell>
        </table:table-row>
        <table:table-row>
          <table:table-cell office:value-type="string">
            <text:p>108/04/04</text:p>
          </table:table-cell>
          <table:table-cell office:value-type="string">
            <text:p>108/04/09</text:p>
          </table:table-cell>
          <table:table-cell office:value-type="string">
            <text:p>國光汽車客運（股）公司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430.00</text:p>
          </table:table-cell>
          <table:table-cell office:value-type="string">
            <text:p>430.00</text:p>
          </table:table-cell>
        </table:table-row>
        <table:table-row>
          <table:table-cell office:value-type="string">
            <text:p>108/04/04</text:p>
          </table:table-cell>
          <table:table-cell office:value-type="string">
            <text:p>108/04/09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40.00</text:p>
          </table:table-cell>
          <table:table-cell office:value-type="string">
            <text:p>40.00</text:p>
          </table:table-cell>
        </table:table-row>
        <table:table-row>
          <table:table-cell office:value-type="string">
            <text:p>108/04/04</text:p>
          </table:table-cell>
          <table:table-cell office:value-type="string">
            <text:p>108/04/09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102.00</text:p>
          </table:table-cell>
          <table:table-cell office:value-type="string">
            <text:p>102.00</text:p>
          </table:table-cell>
        </table:table-row>
        <table:table-row>
          <table:table-cell office:value-type="string">
            <text:p>108/04/05</text:p>
          </table:table-cell>
          <table:table-cell office:value-type="string">
            <text:p>108/04/09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25.00</text:p>
          </table:table-cell>
          <table:table-cell office:value-type="string">
            <text:p>25.00</text:p>
          </table:table-cell>
        </table:table-row>
        <table:table-row>
          <table:table-cell office:value-type="string">
            <text:p>108/04/05</text:p>
          </table:table-cell>
          <table:table-cell office:value-type="string">
            <text:p>108/04/09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79.00</text:p>
          </table:table-cell>
          <table:table-cell office:value-type="string">
            <text:p>79.00</text:p>
          </table:table-cell>
        </table:table-row>
        <table:table-row>
          <table:table-cell office:value-type="string">
            <text:p>108/04/06</text:p>
          </table:table-cell>
          <table:table-cell office:value-type="string">
            <text:p>108/04/09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30.00</text:p>
          </table:table-cell>
          <table:table-cell office:value-type="string">
            <text:p>30.00</text:p>
          </table:table-cell>
        </table:table-row>
        <table:table-row>
          <table:table-cell office:value-type="string">
            <text:p>108/04/08</text:p>
          </table:table-cell>
          <table:table-cell office:value-type="string">
            <text:p>108/04/10</text:p>
          </table:table-cell>
          <table:table-cell office:value-type="string">
            <text:p>街口電支－ＯＫ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64.00</text:p>
          </table:table-cell>
          <table:table-cell office:value-type="string">
            <text:p>64.00</text:p>
          </table:table-cell>
        </table:table-row>
        <table:table-row>
          <table:table-cell office:value-type="string">
            <text:p>108/04/08</text:p>
          </table:table-cell>
          <table:table-cell office:value-type="string">
            <text:p>108/04/10</text:p>
          </table:table-cell>
          <table:table-cell office:value-type="string">
            <text:p>街口電支－統一超商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67.00</text:p>
          </table:table-cell>
          <table:table-cell office:value-type="string">
            <text:p>67.00</text:p>
          </table:table-cell>
        </table:table-row>
        <table:table-row>
          <table:table-cell office:value-type="string">
            <text:p>108/04/10</text:p>
          </table:table-cell>
          <table:table-cell office:value-type="string">
            <text:p>108/04/12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30.00</text:p>
          </table:table-cell>
          <table:table-cell office:value-type="string">
            <text:p>30.00</text:p>
          </table:table-cell>
        </table:table-row>
        <table:table-row>
          <table:table-cell office:value-type="string">
            <text:p>108/04/10</text:p>
          </table:table-cell>
          <table:table-cell office:value-type="string">
            <text:p>108/04/12</text:p>
          </table:table-cell>
          <table:table-cell office:value-type="string">
            <text:p>街口電支－統一超商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50.00</text:p>
          </table:table-cell>
          <table:table-cell office:value-type="string">
            <text:p>50.00</text:p>
          </table:table-cell>
        </table:table-row>
        <table:table-row>
          <table:table-cell office:value-type="string">
            <text:p>108/04/12</text:p>
          </table:table-cell>
          <table:table-cell office:value-type="string">
            <text:p>108/04/16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29.00</text:p>
          </table:table-cell>
          <table:table-cell office:value-type="string">
            <text:p>29.00</text:p>
          </table:table-cell>
        </table:table-row>
        <table:table-row>
          <table:table-cell office:value-type="string">
            <text:p>108/04/13</text:p>
          </table:table-cell>
          <table:table-cell office:value-type="string">
            <text:p>108/04/16</text:p>
          </table:table-cell>
          <table:table-cell office:value-type="string">
            <text:p>街口電支－統一超商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30.00</text:p>
          </table:table-cell>
          <table:table-cell office:value-type="string">
            <text:p>30.00</text:p>
          </table:table-cell>
        </table:table-row>
        <table:table-row>
          <table:table-cell office:value-type="string">
            <text:p>108/04/14</text:p>
          </table:table-cell>
          <table:table-cell office:value-type="string">
            <text:p>108/04/16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29.00</text:p>
          </table:table-cell>
          <table:table-cell office:value-type="string">
            <text:p>29.00</text:p>
          </table:table-cell>
        </table:table-row>
        <table:table-row>
          <table:table-cell office:value-type="string">
            <text:p>108/04/15</text:p>
          </table:table-cell>
          <table:table-cell office:value-type="string">
            <text:p>108/04/17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30.00</text:p>
          </table:table-cell>
          <table:table-cell office:value-type="string">
            <text:p>30.00</text:p>
          </table:table-cell>
        </table:table-row>
        <table:table-row>
          <table:table-cell office:value-type="string">
            <text:p>108/04/16</text:p>
          </table:table-cell>
          <table:table-cell office:value-type="string">
            <text:p>108/04/18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30.00</text:p>
          </table:table-cell>
          <table:table-cell office:value-type="string">
            <text:p>30.00</text:p>
          </table:table-cell>
        </table:table-row>
        <table:table-row>
          <table:table-cell office:value-type="string">
            <text:p>108/04/17</text:p>
          </table:table-cell>
          <table:table-cell office:value-type="string">
            <text:p>108/04/19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25.00</text:p>
          </table:table-cell>
          <table:table-cell office:value-type="string">
            <text:p>25.00</text:p>
          </table:table-cell>
        </table:table-row>
        <table:table-row>
          <table:table-cell office:value-type="string">
            <text:p>108/04/18</text:p>
          </table:table-cell>
          <table:table-cell office:value-type="string">
            <text:p>108/04/20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25.00</text:p>
          </table:table-cell>
          <table:table-cell office:value-type="string">
            <text:p>25.00</text:p>
          </table:table-cell>
        </table:table-row>
        <table:table-row>
          <table:table-cell office:value-type="string">
            <text:p>108/04/18</text:p>
          </table:table-cell>
          <table:table-cell office:value-type="string">
            <text:p>108/04/20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65.00</text:p>
          </table:table-cell>
          <table:table-cell office:value-type="string">
            <text:p>65.00</text:p>
          </table:table-cell>
        </table:table-row>
        <table:table-row>
          <table:table-cell office:value-type="string">
            <text:p>108/04/19</text:p>
          </table:table-cell>
          <table:table-cell office:value-type="string">
            <text:p>108/04/23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50.00</text:p>
          </table:table-cell>
          <table:table-cell office:value-type="string">
            <text:p>50.00</text:p>
          </table:table-cell>
        </table:table-row>
        <table:table-row>
          <table:table-cell office:value-type="string">
            <text:p>108/04/21</text:p>
          </table:table-cell>
          <table:table-cell office:value-type="string">
            <text:p>108/04/24</text:p>
          </table:table-cell>
          <table:table-cell office:value-type="string">
            <text:p>ＰＣＨＯ(分期交易<text:s text:c="8"/>720)分<text:s text:c="2"/>3期第<text:s text:c="2"/>1期應付帳款分期未到期金額480.00元<text:s text:c="10"/>應付總費用年百分率0.00%</text:p>
          </table:table-cell>
          <table:table-cell office:value-type="string">
            <text:p>TAIPEI C</text:p>
          </table:table-cell>
          <table:table-cell office:value-type="string">
            <text:p>TWD</text:p>
          </table:table-cell>
          <table:table-cell office:value-type="string">
            <text:p>240.00</text:p>
          </table:table-cell>
          <table:table-cell office:value-type="string">
            <text:p>240.00</text:p>
          </table:table-cell>
        </table:table-row>
        <table:table-row>
          <table:table-cell office:value-type="string">
            <text:p>108/04/22</text:p>
          </table:table-cell>
          <table:table-cell office:value-type="string">
            <text:p>108/04/24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25.00</text:p>
          </table:table-cell>
          <table:table-cell office:value-type="string">
            <text:p>25.00</text:p>
          </table:table-cell>
        </table:table-row>
        <table:table-row>
          <table:table-cell office:value-type="string">
            <text:p>108/04/22</text:p>
          </table:table-cell>
          <table:table-cell office:value-type="string">
            <text:p>108/04/24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30.00</text:p>
          </table:table-cell>
          <table:table-cell office:value-type="string">
            <text:p>30.00</text:p>
          </table:table-cell>
        </table:table-row>
        <table:table-row>
          <table:table-cell office:value-type="string">
            <text:p>108/04/23</text:p>
          </table:table-cell>
          <table:table-cell office:value-type="string">
            <text:p>108/04/25</text:p>
          </table:table-cell>
          <table:table-cell office:value-type="string">
            <text:p>街口電支－統一超商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39.00</text:p>
          </table:table-cell>
          <table:table-cell office:value-type="string">
            <text:p>39.00</text:p>
          </table:table-cell>
        </table:table-row>
        <table:table-row>
          <table:table-cell office:value-type="string">
            <text:p>108/04/23</text:p>
          </table:table-cell>
          <table:table-cell office:value-type="string">
            <text:p>108/04/25</text:p>
          </table:table-cell>
          <table:table-cell office:value-type="string">
            <text:p>街口電支－統一超商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69.00</text:p>
          </table:table-cell>
          <table:table-cell office:value-type="string">
            <text:p>69.00</text:p>
          </table:table-cell>
        </table:table-row>
        <table:table-row>
          <table:table-cell office:value-type="string">
            <text:p>108/04/23</text:p>
          </table:table-cell>
          <table:table-cell office:value-type="string">
            <text:p>108/04/26</text:p>
          </table:table-cell>
          <table:table-cell office:value-type="string">
            <text:p>街口電支－統一超商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24.00</text:p>
          </table:table-cell>
          <table:table-cell office:value-type="string">
            <text:p>24.00</text:p>
          </table:table-cell>
        </table:table-row>
        <table:table-row>
          <table:table-cell office:value-type="string">
            <text:p>108/04/24</text:p>
          </table:table-cell>
          <table:table-cell office:value-type="string">
            <text:p>108/04/26</text:p>
          </table:table-cell>
          <table:table-cell office:value-type="string">
            <text:p>街口電支－統一超商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30.00</text:p>
          </table:table-cell>
          <table:table-cell office:value-type="string">
            <text:p>30.00</text:p>
          </table:table-cell>
        </table:table-row>
        <table:table-row>
          <table:table-cell office:value-type="string">
            <text:p>108/04/25</text:p>
          </table:table-cell>
          <table:table-cell office:value-type="string">
            <text:p>108/04/29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30.00</text:p>
          </table:table-cell>
          <table:table-cell office:value-type="string">
            <text:p>30.00</text:p>
          </table:table-cell>
        </table:table-row>
        <table:table-row>
          <table:table-cell office:value-type="string">
            <text:p>108/04/25</text:p>
          </table:table-cell>
          <table:table-cell office:value-type="string">
            <text:p>108/04/29</text:p>
          </table:table-cell>
          <table:table-cell office:value-type="string">
            <text:p>街口電支－統一超商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65.00</text:p>
          </table:table-cell>
          <table:table-cell office:value-type="string">
            <text:p>65.00</text:p>
          </table:table-cell>
        </table:table-row>
        <table:table-row>
          <table:table-cell office:value-type="string">
            <text:p>108/04/25</text:p>
          </table:table-cell>
          <table:table-cell office:value-type="string">
            <text:p>108/04/29</text:p>
          </table:table-cell>
          <table:table-cell office:value-type="string">
            <text:p>街口電支－全家便利商店</text:p>
          </table:table-cell>
          <table:table-cell office:value-type="string">
            <text:p>TAIPEI</text:p>
          </table:table-cell>
          <table:table-cell office:value-type="string">
            <text:p>TWD</text:p>
          </table:table-cell>
          <table:table-cell office:value-type="string">
            <text:p>67.00</text:p>
          </table:table-cell>
          <table:table-cell office:value-type="string">
            <text:p>67.00</text:p>
          </table:table-cell>
        </table:table-row>
        <table:table-row>
          <table:table-cell office:value-type="string">
            <text:p>108/05/03</text:p>
          </table:table-cell>
          <table:table-cell office:value-type="string">
            <text:p/>
          </table:table-cell>
          <table:table-cell office:value-type="string">
            <text:p>e秒刷/e秒萬事通-網路2.5%</text:p>
          </table:table-cell>
          <table:table-cell office:value-type="string">
            <text:p/>
          </table:table-cell>
          <table:table-cell office:value-type="string">
            <text:p>TWD</text:p>
          </table:table-cell>
          <table:table-cell office:value-type="string">
            <text:p>-96.00</text:p>
          </table:table-cell>
          <table:table-cell office:value-type="string">
            <text:p>-96.00</text:p>
          </table:table-cell>
        </table:table-row>
        <table:table-row>
          <table:table-cell office:value-type="string">
            <text:p>108/05/03</text:p>
          </table:table-cell>
          <table:table-cell office:value-type="string">
            <text:p/>
          </table:table-cell>
          <table:table-cell office:value-type="string">
            <text:p>e秒刷/e秒萬事通-全新卡友1%</text:p>
          </table:table-cell>
          <table:table-cell office:value-type="string">
            <text:p/>
          </table:table-cell>
          <table:table-cell office:value-type="string">
            <text:p>TWD</text:p>
          </table:table-cell>
          <table:table-cell office:value-type="string">
            <text:p>-38.00</text:p>
          </table:table-cell>
          <table:table-cell office:value-type="string">
            <text:p>-38.00</text:p>
          </table:table-cell>
        </table:table-row>
        <table:table-row>
          <table:table-cell office:value-type="string">
            <text:p>108/05/03</text:p>
          </table:table-cell>
          <table:table-cell office:value-type="string">
            <text:p/>
          </table:table-cell>
          <table:table-cell office:value-type="string">
            <text:p>e秒刷/e秒萬事通-電子帳單和自扣</text:p>
          </table:table-cell>
          <table:table-cell office:value-type="string">
            <text:p/>
          </table:table-cell>
          <table:table-cell office:value-type="string">
            <text:p>TWD</text:p>
          </table:table-cell>
          <table:table-cell office:value-type="string">
            <text:p>-19.00</text:p>
          </table:table-cell>
          <table:table-cell office:value-type="string">
            <text:p>-19.00</text:p>
          </table:table-cell>
        </table:table-row>
        <table:table-row>
          <table:table-cell office:value-type="string">
            <text:p>108/05/03</text:p>
          </table:table-cell>
          <table:table-cell office:value-type="string">
            <text:p/>
          </table:table-cell>
          <table:table-cell office:value-type="string">
            <text:p>e秒刷/e秒萬事通-非網路0.5%</text:p>
          </table:table-cell>
          <table:table-cell office:value-type="string">
            <text:p/>
          </table:table-cell>
          <table:table-cell office:value-type="string">
            <text:p>TWD</text:p>
          </table:table-cell>
          <table:table-cell office:value-type="string">
            <text:p>-16.00</text:p>
          </table:table-cell>
          <table:table-cell office:value-type="string">
            <text:p>-16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2.13</meta:generator>
  </office:meta>
</office:document-meta>
</file>